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0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8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3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1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1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2" svg:width="2.2449in" svg:height="0.4071in" svg:x="0.0772in" svg:y="0.0827in"><text:p/></draw:rect><draw:rect text:anchor-type="paragraph" draw:z-index="1" draw:style-name="gr1" draw:text-style-name="P2" svg:width="2.2067in" svg:height="0.3886in" svg:x="1.3839in" svg:y="0.7075in"><text:p/></draw:rect><draw:rect text:anchor-type="paragraph" draw:z-index="2" draw:style-name="gr1" draw:text-style-name="P2" svg:width="2.2067in" svg:height="0.3886in" svg:x="3.9783in" svg:y="0.689in"><text:p/></draw:rect><draw:rect text:anchor-type="paragraph" draw:z-index="3" draw:style-name="gr1" draw:text-style-name="P2" svg:width="2.2067in" svg:height="0.3886in" svg:x="6.5736in" svg:y="0.689in"><text:p/></draw:rect><draw:rect text:anchor-type="paragraph" draw:z-index="4" draw:style-name="gr1" draw:text-style-name="P2" svg:width="2.2067in" svg:height="0.3886in" svg:x="1.4402in" svg:y="2.3075in"><text:p/></draw:rect><draw:rect text:anchor-type="paragraph" draw:z-index="5" draw:style-name="gr1" draw:text-style-name="P2" svg:width="2.2067in" svg:height="0.3886in" svg:x="3.9409in" svg:y="2.3272in"><text:p/></draw:rect><draw:rect text:anchor-type="paragraph" draw:z-index="6" draw:style-name="gr1" draw:text-style-name="P2" svg:width="2.2067in" svg:height="0.3886in" svg:x="6.4307in" svg:y="2.3555in"><text:p/></draw:rect><draw:rect text:anchor-type="paragraph" draw:z-index="7" draw:style-name="gr1" draw:text-style-name="P2" svg:width="2.2067in" svg:height="0.3886in" svg:x="1.4409in" svg:y="3.7854in"><text:p/></draw:rect><draw:rect text:anchor-type="paragraph" draw:z-index="8" draw:style-name="gr1" draw:text-style-name="P2" svg:width="2.2067in" svg:height="0.3886in" svg:x="3.9118in" svg:y="3.8043in"><text:p/></draw:rect><draw:rect text:anchor-type="paragraph" draw:z-index="9" draw:style-name="gr1" draw:text-style-name="P2" svg:width="2.2067in" svg:height="0.3886in" svg:x="6.4508in" svg:y="3.8228in"><text:p/></draw:rect><draw:rect text:anchor-type="paragraph" draw:z-index="10" draw:style-name="gr1" draw:text-style-name="P2" svg:width="1.6953in" svg:height="0.1894in" svg:x="1.8291in" svg:y="4.3252in"><text:p/></draw:rect><draw:rect text:anchor-type="paragraph" draw:z-index="11" draw:style-name="gr1" draw:text-style-name="P2" svg:width="1.6953in" svg:height="0.1894in" svg:x="1.7811in" svg:y="2.8575in"><text:p/></draw:rect><draw:rect text:anchor-type="paragraph" draw:z-index="12" draw:style-name="gr1" draw:text-style-name="P2" svg:width="1.6953in" svg:height="0.1894in" svg:x="1.7445in" svg:y="1.2756in"><text:p/></draw:rect><draw:rect text:anchor-type="paragraph" draw:z-index="13" draw:style-name="gr1" draw:text-style-name="P2" svg:width="1.6953in" svg:height="0.1894in" svg:x="1.8008in" svg:y="3.2547in"><text:p/></draw:rect><draw:rect text:anchor-type="paragraph" draw:z-index="14" draw:style-name="gr1" draw:text-style-name="P2" svg:width="1.6953in" svg:height="0.1894in" svg:x="1.7634in" svg:y="1.6646in"><text:p/></draw:rect><draw:rect text:anchor-type="paragraph" draw:z-index="15" draw:style-name="gr1" draw:text-style-name="P2" svg:width="1.6953in" svg:height="0.1894in" svg:x="1.8193in" svg:y="4.6846in"><text:p/></draw:rect><draw:frame text:anchor-type="paragraph" draw:z-index="16" draw:style-name="gr2" svg:width="1.7425in" svg:height="0.1925in" svg:x="0.2571in" svg:y="0.1957in"><draw:text-box><text:p>Trevor Gray's Website</text:p></draw:text-box></draw:frame><draw:frame text:anchor-type="paragraph" draw:z-index="17" draw:style-name="gr3" svg:width="1.7622in" svg:height="0.237in" svg:x="1.5728in" svg:y="0.7646in"><draw:text-box><text:p>About Me Link</text:p></draw:text-box></draw:frame><draw:frame text:anchor-type="paragraph" draw:z-index="18" draw:style-name="gr4" svg:width="1.9886in" svg:height="0.3843in" svg:x="4.0925in" svg:y="0.7835in"><draw:text-box><text:p>Contact Me Link Area</text:p><text:p/></draw:text-box></draw:frame><draw:frame text:anchor-type="paragraph" draw:z-index="19" draw:style-name="gr3" svg:width="1.9606in" svg:height="0.237in" svg:x="6.7055in" svg:y="0.7547in"><draw:text-box><text:p>Resume Link – Dry Link</text:p></draw:text-box></draw:frame><draw:frame text:anchor-type="paragraph" draw:z-index="20" draw:style-name="gr5" svg:width="2.0362in" svg:height="0.2657in" svg:x="4.0256in" svg:y="2.4102in"><draw:text-box><text:p>Index Page With Photo</text:p></draw:text-box></draw:frame><draw:frame text:anchor-type="paragraph" draw:z-index="21" draw:style-name="gr6" svg:width="1.4587in" svg:height="0.1925in" svg:x="1.8291in" svg:y="1.272in"><draw:text-box><text:p>Schooling</text:p></draw:text-box></draw:frame><draw:frame text:anchor-type="paragraph" draw:z-index="22" draw:style-name="gr7" svg:width="1.4016in" svg:height="0.2287in" svg:x="1.8764in" svg:y="1.6646in"><draw:text-box><text:p>Work Info</text:p></draw:text-box></draw:frame><draw:frame text:anchor-type="paragraph" draw:z-index="23" draw:style-name="gr8" svg:width="1.9224in" svg:height="0.3843in" svg:x="6.5256in" svg:y="2.3555in"><draw:text-box><text:p>Fun link to game to engage viewers</text:p></draw:text-box></draw:frame><draw:frame text:anchor-type="paragraph" draw:z-index="24" draw:style-name="gr9" svg:width="2.0551in" svg:height="0.2276in" svg:x="1.4882in" svg:y="2.3917in"><draw:text-box><text:p>Creative section</text:p></draw:text-box></draw:frame><draw:frame text:anchor-type="paragraph" draw:z-index="25" draw:style-name="gr10" svg:width="1.9697in" svg:height="0.3886in" svg:x="3.9882in" svg:y="3.8043in"><draw:text-box><text:p>Personal Welcome Video</text:p></draw:text-box></draw:frame><draw:frame text:anchor-type="paragraph" draw:z-index="26" draw:style-name="gr11" svg:width="1.9323in" svg:height="0.3488in" svg:x="1.4972in" svg:y="3.7854in"><draw:text-box><text:p>Self Promotion Area</text:p></draw:text-box></draw:frame><draw:frame text:anchor-type="paragraph" draw:z-index="27" draw:style-name="gr12" svg:width="1.8941in" svg:height="0.3843in" svg:x="6.5543in" svg:y="3.8228in"><draw:text-box><text:p>End footer with contact number / email</text:p></draw:text-box></draw:frame><draw:frame text:anchor-type="paragraph" draw:z-index="28" draw:style-name="gr13" svg:width="1.563in" svg:height="0.1925in" svg:x="1.7811in" svg:y="2.8575in"><draw:text-box><text:p>Digital Content</text:p></draw:text-box></draw:frame><draw:frame text:anchor-type="paragraph" draw:z-index="29" draw:style-name="gr14" svg:width="1.6197in" svg:height="0.1925in" svg:x="1.8008in" svg:y="3.2547in"><draw:text-box><text:p>Non-Digital content</text:p></draw:text-box></draw:frame><draw:frame text:anchor-type="paragraph" draw:z-index="30" draw:style-name="gr14" svg:width="1.6953in" svg:height="0.1925in" svg:x="1.8291in" svg:y="4.3252in"><draw:text-box><text:p>Work successes</text:p></draw:text-box></draw:frame><draw:frame text:anchor-type="paragraph" draw:z-index="31" draw:style-name="gr14" svg:width="1.6953in" svg:height="0.1925in" svg:x="1.8193in" svg:y="4.6846in"><draw:text-box><text:p>Personal hobbies / Win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revor Gray</text:p>
        <text:p text:style-name="MP1">10/27/2015</text:p>
        <text:p text:style-name="MP1">IA Design Preliminar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4:09.91</meta:creation-date>
    <dc:date>2015-10-27T16:22:09.56</dc:date>
    <meta:editing-duration>PT17M57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1" meta:paragraph-count="3" meta:word-count="6" meta:character-count="42"/>
  </office:meta>
</office:document-meta>
</file>